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style="italic" fo:font-weight="bold" style:font-style-asian="italic" style:font-weight-asian="bold"/>
    </style:style>
    <style:style style:name="P3" style:family="paragraph" style:parent-style-name="Standard">
      <style:text-properties fo:font-style="italic" fo:font-weight="bold" style:font-style-asian="italic" style:font-weight-asian="bold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text-properties fo:language="ru" fo:country="RU"/>
    </style:style>
    <style:style style:name="T1" style:family="text">
      <style:text-properties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>ArenaF_Js</text:p>
      <text:p text:style-name="P1"/>
      <text:p text:style-name="P1">UserInput</text:p>
      <text:p text:style-name="P1">Модуль обрабатывающий ввод пользователя.</text:p>
      <text:p text:style-name="P1">Он передает команды модулю CommandToFighter</text:p>
      <text:p text:style-name="P1"/>
      <text:p text:style-name="P2">Базовая теория</text:p>
      <text:p text:style-name="P3"/>
      <text:p text:style-name="Standard">События keydown/keyup происходят при нажатии/отпускании клавиши и позволяют</text:p>
      <text:p text:style-name="Standard">получить её скан-код в свойстве keyCode.</text:p>
      <text:p text:style-name="Standard">Скан-код клавиши одинаков в любой раскладке и в любом регистре. Например,</text:p>
      <text:p text:style-name="Standard">клавиша z может означать символ "z", "Z" или "я", "Я" в русской раскладке,</text:p>
      <text:p text:style-name="Standard">но её скан-код будет всегда одинаков: 90.</text:p>
      <text:p text:style-name="Standard">Цитата с сайта <text:a xlink:type="simple" xlink:href="https://learn.javascript.ru/keyboard-events" text:style-name="Internet_20_link" text:visited-style-name="Visited_20_Internet_20_Link">https://learn.javascript.ru/keyboard-events</text:a></text:p>
      <text:p text:style-name="P3"/>
      <text:p text:style-name="P3">Описания работы</text:p>
      <text:p text:style-name="P3"/>
      <text:p text:style-name="Standard">Предварительно связываем функции с событиями нажатия, отпускания клавиш</text:p>
      <text:p text:style-name="Standard">window.addEventListener("keydown", UserInput_R.keyDownU);</text:p>
      <text:p text:style-name="Standard">window.addEventListener("keyup", UserInput_R.keyUpU);</text:p>
      <text:p text:style-name="P3"/>
      <text:p text:style-name="Standard">Работает он асинхронно. Как только случается событие нажатия клавиши так сразу </text:p>
      <text:p text:style-name="Standard">вызывается функция <text:s/>UserInput_R.keyDownU. При отпускании клавиши вызывается</text:p>
      <text:p text:style-name="Standard">функция UserInput_R.keyUpU</text:p>
      <text:p text:style-name="Standard">В этих функциях мы записываем код клавиши и ставим флаг изменения. В этих функциях</text:p>
      <text:p text:style-name="Standard">есть флаг однократной записи так что пока клавиша нажата многократный вызов не</text:p>
      <text:p text:style-name="Standard">приводит к бесполезной перезаписи одного и того же. Флаг сбрасывается когда клавиша отпускается.</text:p>
      <text:p text:style-name="Standard"/>
      <text:p text:style-name="Standard">Есть функция UserInput_R.tick которая вызывается каждый тик и там проверяется флаг</text:p>
      <text:p text:style-name="Standard">изменения. Если он взведен то считываем код клавиши. Если он нулевой значит клавиша</text:p>
      <text:p text:style-name="Standard">была отпущена и просто даем команду бойцу стойка. Если не нулевой то смотрим что за</text:p>
      <text:p text:style-name="Standard">команда связана с клавишей и пишем нужную команду. Команду пишем в поле в модуля <text:span text:style-name="T1">CommandToFighter.</text:span></text:p>
      <text:p text:style-name="P1"/>
      <text:p text:style-name="P2">Размышления</text:p>
      <text:p text:style-name="P1">Понятно, что команда передается только раз при нажатии клавиши и затем команда на</text:p>
      <text:p text:style-name="P1">стойку при отпускании клавиши.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  <style:text-properties fo:color="#000000"/>
    </style:style>
    <style:style style:name="WW8Num1z0" style:family="text">
      <style:text-properties style:font-name="Wingdings" fo:font-size="10pt" style:font-size-asian="10pt" style:font-name-complex="Wingdings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size="10pt" style:font-name-asian="Times New Roman" style:font-size-asian="10pt" style:font-name-complex="Courier New" style:font-size-complex="10pt"/>
    </style:style>
    <style:style style:name="Код_20_HTML" style:display-name="Код HTML" style:family="text" style:parent-style-name="Основной_20_шрифт_20_абзаца">
      <style:text-properties style:font-name="Courier New" fo:font-size="10pt" style:font-name-asian="Times New Roman" style:font-size-asian="10pt" style:font-name-complex="Courier New" style:font-size-complex="10pt"/>
    </style:style>
    <style:style style:name="st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LW</dc:title>
    <meta:initial-creator>Gamer</meta:initial-creator>
    <meta:creation-date>2012-12-22T13:48:00</meta:creation-date>
    <dc:date>2019-11-20T00:08:10.06</dc:date>
    <meta:editing-cycles>1051</meta:editing-cycles>
    <meta:editing-duration>P4DT7H8M27S</meta:editing-duration>
    <meta:generator>OpenOffice/4.1.5$Win32 OpenOffice.org_project/415m1$Build-9789</meta:generator>
    <meta:document-statistic meta:table-count="0" meta:image-count="0" meta:object-count="0" meta:page-count="1" meta:paragraph-count="28" meta:word-count="207" meta:character-count="1576"/>
  </office:meta>
</office:document-meta>
</file>